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89cm" style:rel-column-width="33097*"/>
    </style:style>
    <style:style style:name="Tabella1.B" style:family="table-column">
      <style:table-column-properties style:column-width="13.711cm" style:rel-column-width="32438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621cm" table:align="right"/>
    </style:style>
    <style:style style:name="Tabella3.A" style:family="table-column">
      <style:table-column-properties style:column-width="13.907cm"/>
    </style:style>
    <style:style style:name="Tabella3.B" style:family="table-column">
      <style:table-column-properties style:column-width="13.714cm"/>
    </style:style>
    <style:style style:name="Tabella3.1" style:family="table-row">
      <style:table-row-properties style:min-row-height="19.008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12cm" table:align="margins"/>
    </style:style>
    <style:style style:name="Tabella4.A" style:family="table-column">
      <style:table-column-properties style:column-width="9.634cm" style:rel-column-width="46048*"/>
    </style:style>
    <style:style style:name="Tabella4.B" style:family="table-column">
      <style:table-column-properties style:column-width="4.078cm" style:rel-column-width="19487*"/>
    </style:style>
    <style:style style:name="Tabella4.1" style:family="table-row">
      <style:table-row-properties style:min-row-height="19.008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74cm" fo:margin-left="0cm" table:align="left"/>
    </style:style>
    <style:style style:name="Tabella5.A" style:family="table-column">
      <style:table-column-properties style:column-width="6.9cm"/>
    </style:style>
    <style:style style:name="Tabella5.B" style:family="table-column">
      <style:table-column-properties style:column-width="6.77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26cm" fo:margin-left="0cm" table:align="left"/>
    </style:style>
    <style:style style:name="Tabella7.A" style:family="table-column">
      <style:table-column-properties style:column-width="4.509cm"/>
    </style:style>
    <style:style style:name="Tabella7.B" style:family="table-column">
      <style:table-column-properties style:column-width="4.593cm"/>
    </style:style>
    <style:style style:name="Tabella7.C" style:family="table-column">
      <style:table-column-properties style:column-width="4.424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1" style:family="table-row">
      <style:table-row-properties style:min-row-height="2.604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8a8b17" style:font-size-asian="8.75pt" style:font-size-complex="10pt"/>
    </style:style>
    <style:style style:name="P5" style:family="paragraph" style:parent-style-name="Table_20_Contents">
      <style:text-properties fo:font-size="10pt" officeooo:paragraph-rsid="00a60d76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a0bbfd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8bd4c0" officeooo:paragraph-rsid="008bd4c0" style:font-size-asian="8.75pt" style:font-size-complex="10pt"/>
    </style:style>
    <style:style style:name="P8" style:family="paragraph" style:parent-style-name="Table_20_Contents">
      <style:text-properties fo:font-size="10pt" officeooo:rsid="007e7d9f" officeooo:paragraph-rsid="00a0bbfd" style:font-size-asian="10pt" style:font-size-complex="10pt" loext:padding="0cm" loext:border="none"/>
    </style:style>
    <style:style style:name="P9" style:family="paragraph" style:parent-style-name="Table_20_Contents">
      <style:text-properties fo:font-size="10pt" officeooo:paragraph-rsid="00a0bbfd" style:font-size-asian="10pt" style:font-size-complex="10pt"/>
    </style:style>
    <style:style style:name="P10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11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2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3" style:family="paragraph" style:parent-style-name="Table_20_Contents">
      <style:text-properties style:text-position="0% 100%" fo:font-size="10pt" fo:font-weight="bold" officeooo:rsid="007e075c" officeooo:paragraph-rsid="00a0bbfd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line-height="100%"/>
      <style:text-properties officeooo:paragraph-rsid="00581315"/>
    </style:style>
    <style:style style:name="P15" style:family="paragraph" style:parent-style-name="Table_20_Contents">
      <style:paragraph-properties fo:line-height="100%"/>
      <style:text-properties fo:font-variant="normal" fo:text-transform="none" fo:color="#222222" loext:opacity="100%" style:font-name="Liberation Serif1" fo:font-size="10pt" fo:letter-spacing="normal" fo:font-style="normal" fo:font-weight="bold" officeooo:rsid="00581315" officeooo:paragraph-rsid="00581315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officeooo:rsid="001bd869" officeooo:paragraph-rsid="00581315" style:font-size-asian="8.75pt" style:font-size-complex="10pt"/>
    </style:style>
    <style:style style:name="P17" style:family="paragraph" style:parent-style-name="Table_20_Contents">
      <style:text-properties fo:font-size="6pt" officeooo:rsid="001bd869" officeooo:paragraph-rsid="00581315" style:font-size-asian="5.25pt" style:font-size-complex="6pt"/>
    </style:style>
    <style:style style:name="P18" style:family="paragraph" style:parent-style-name="Table_20_Contents">
      <style:text-properties style:font-name="Liberation Serif1" fo:font-size="10pt" officeooo:paragraph-rsid="009fef88" style:font-size-asian="8.75pt" style:font-size-complex="10pt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a60d76" fo:background-color="transparent" style:font-size-asian="8.75pt" style:font-weight-asian="bold" style:font-size-complex="10pt" style:font-weight-complex="bold"/>
    </style:style>
    <style:style style:name="P20" style:family="paragraph" style:parent-style-name="Table_20_Contents">
      <style:text-properties style:font-name="Liberation Serif1" fo:font-size="6pt" fo:font-weight="bold" officeooo:rsid="003bc75f" officeooo:paragraph-rsid="00a60d76" style:font-size-asian="5.25pt" style:font-weight-asian="bold" style:font-size-complex="6pt" style:font-weight-complex="bold"/>
    </style:style>
    <style:style style:name="P21" style:family="paragraph" style:parent-style-name="Table_20_Contents">
      <style:text-properties style:font-name="Liberation Serif1" fo:font-size="6pt" fo:font-weight="bold" officeooo:rsid="003635b5" officeooo:paragraph-rsid="00a60d76" style:font-size-asian="5.25pt" style:font-weight-asian="bold" style:font-size-complex="6pt" style:font-weight-complex="bold"/>
    </style:style>
    <style:style style:name="P22" style:family="paragraph" style:parent-style-name="Table_20_Contents">
      <style:text-properties style:font-name="Liberation Serif1" fo:font-size="10pt" fo:font-weight="bold" officeooo:rsid="004870df" officeooo:paragraph-rsid="00a60d76" style:font-size-asian="8.75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a60d76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officeooo:paragraph-rsid="00a0bbfd"/>
    </style:style>
    <style:style style:name="P25" style:family="paragraph" style:parent-style-name="Table_20_Contents">
      <style:text-properties officeooo:paragraph-rsid="0094768a"/>
    </style:style>
    <style:style style:name="P26" style:family="paragraph" style:parent-style-name="Table_20_Contents">
      <style:paragraph-properties fo:text-align="start" style:justify-single-word="false"/>
      <style:text-properties officeooo:paragraph-rsid="00a0bbfd"/>
    </style:style>
    <style:style style:name="P27" style:family="paragraph" style:parent-style-name="Table_20_Contents">
      <style:paragraph-properties fo:text-align="start" style:justify-single-word="false"/>
      <style:text-properties officeooo:paragraph-rsid="00a60d76"/>
    </style:style>
    <style:style style:name="P28" style:family="paragraph" style:parent-style-name="Table_20_Contents">
      <style:text-properties officeooo:paragraph-rsid="00a60d76"/>
    </style:style>
    <style:style style:name="P29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1" style:family="paragraph" style:parent-style-name="Table_20_Contents">
      <style:text-properties style:font-name="Liberation Serif1" fo:font-size="10pt" fo:font-weight="normal" officeooo:rsid="008a8b17" officeooo:paragraph-rsid="008a8b17" style:font-size-asian="8.75pt" style:font-weight-asian="normal" style:font-size-complex="10pt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4f9b7" style:font-size-asian="7pt" style:font-weight-asian="bold" style:font-size-complex="7pt" style:font-weight-complex="bold"/>
    </style:style>
    <style:style style:name="P33" style:family="paragraph" style:parent-style-name="Text_20_body">
      <style:paragraph-properties fo:margin-top="0cm" fo:margin-bottom="0.046cm" style:contextual-spacing="false"/>
      <style:text-properties fo:font-size="6pt" officeooo:rsid="00199544" officeooo:paragraph-rsid="003257ec" style:font-size-asian="5.25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fo:font-size="8pt" officeooo:paragraph-rsid="0008d4ca" style:font-size-asian="8pt" style:font-size-complex="8pt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3a3ca" style:font-size-asian="8pt" style:font-size-complex="8pt"/>
    </style:style>
    <style:style style:name="P37" style:family="paragraph" style:parent-style-name="Standard">
      <style:text-properties fo:font-size="8pt" officeooo:paragraph-rsid="00a3a3ca" style:font-size-asian="8pt" style:font-size-complex="8pt"/>
    </style:style>
    <style:style style:name="P38" style:family="paragraph" style:parent-style-name="Standard">
      <style:text-properties fo:color="#000000" loext:opacity="100%" fo:font-size="8pt" officeooo:paragraph-rsid="00a3a3ca" style:font-size-asian="8pt" style:font-size-complex="8pt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3a3ca" style:font-size-asian="8pt" style:font-size-complex="8pt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3a3ca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42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position="0% 100%" style:font-name="Liberation Serif1" fo:font-size="8pt" officeooo:rsid="000aeb6e" officeooo:paragraph-rsid="002451fb" style:font-size-asian="8pt" style:font-size-complex="8pt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000000" loext:opacity="100%" style:text-position="0% 100%" style:font-name="Liberation Serif1" fo:font-size="8pt" officeooo:rsid="000aeb6e" officeooo:paragraph-rsid="002451fb" style:font-size-asian="8pt" style:font-size-complex="8pt"/>
    </style:style>
    <style:style style:name="P45" style:family="paragraph" style:parent-style-name="Table_20_Contents">
      <style:text-properties fo:font-size="8pt" officeooo:paragraph-rsid="00a3a3ca" style:font-size-asian="8pt" style:font-size-complex="8pt"/>
    </style:style>
    <style:style style:name="P4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3a3ca" style:font-size-asian="8pt" style:font-size-complex="8pt"/>
    </style:style>
    <style:style style:name="P4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3a3ca" style:font-size-asian="8pt" style:font-size-complex="8pt"/>
    </style:style>
    <style:style style:name="P48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3a3ca" style:font-size-asian="8pt" style:font-size-complex="8pt"/>
    </style:style>
    <style:style style:name="P4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3a3ca" style:font-size-asian="8pt" style:font-size-complex="8pt"/>
    </style:style>
    <style:style style:name="P5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3a3ca" style:font-size-asian="8pt" style:font-size-complex="8pt"/>
    </style:style>
    <style:style style:name="P5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a3a3ca" style:font-size-asian="8pt" style:font-size-complex="8pt"/>
    </style:style>
    <style:style style:name="P5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3a3ca" style:font-size-asian="8pt" style:font-size-complex="8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3a3ca" style:font-size-asian="8pt" style:font-size-complex="8pt"/>
    </style:style>
    <style:style style:name="P5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a3a3ca" style:font-size-asian="8pt" style:font-size-complex="8pt"/>
    </style:style>
    <style:style style:name="P5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3a3ca" style:font-size-asian="8pt" style:font-size-complex="8pt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3a3ca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3a3ca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fo:font-size="8pt" officeooo:paragraph-rsid="00a3a3ca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3a3ca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3a3ca" style:font-size-asian="8pt" style:font-size-complex="8pt"/>
    </style:style>
    <style:style style:name="P61" style:family="paragraph" style:parent-style-name="Standard">
      <style:paragraph-properties fo:line-height="100%" fo:text-align="start" style:justify-single-word="false"/>
      <style:text-properties fo:font-size="8pt" officeooo:rsid="008cf68e" officeooo:paragraph-rsid="00a3a3ca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8pt" officeooo:rsid="000b2db7" officeooo:paragraph-rsid="00753ca1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font-size="8pt" officeooo:paragraph-rsid="00753ca1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753ca1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officeooo:rsid="008ee9eb" officeooo:paragraph-rsid="00a3a3ca"/>
    </style:style>
    <style:style style:name="P66" style:family="paragraph" style:parent-style-name="Table_20_Contents">
      <style:paragraph-properties fo:text-align="center" style:justify-single-word="false"/>
      <style:text-properties fo:font-size="8pt" officeooo:rsid="008ee9eb" officeooo:paragraph-rsid="00a3a3ca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fo:font-size="8pt" officeooo:rsid="000b2db7" officeooo:paragraph-rsid="00a3a3ca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fo:font-size="8pt" officeooo:rsid="000b2db7" officeooo:paragraph-rsid="00667f7b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fo:font-size="8pt" officeooo:paragraph-rsid="00667f7b" style:font-size-asian="8pt" style:font-size-complex="8pt"/>
    </style:style>
    <style:style style:name="P70" style:family="paragraph" style:parent-style-name="Table_20_Contents">
      <style:paragraph-properties fo:line-height="150%" fo:text-align="start" style:justify-single-word="false"/>
      <style:text-properties officeooo:paragraph-rsid="00a3a3ca"/>
    </style:style>
    <style:style style:name="P71" style:family="paragraph" style:parent-style-name="Table_20_Contents">
      <style:text-properties fo:font-size="8pt" officeooo:rsid="000cf61d" officeooo:paragraph-rsid="00267386" style:font-size-asian="8pt" style:font-size-complex="8pt"/>
    </style:style>
    <style:style style:name="P72" style:family="paragraph" style:parent-style-name="Table_20_Contents">
      <style:text-properties fo:font-size="8pt" officeooo:rsid="000cf61d" officeooo:paragraph-rsid="0027e4cc" style:font-size-asian="8pt" style:font-size-complex="8pt"/>
    </style:style>
    <style:style style:name="P73" style:family="paragraph" style:parent-style-name="Table_20_Contents">
      <style:text-properties fo:font-size="8pt" officeooo:rsid="000dbb3d" officeooo:paragraph-rsid="0027e4cc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fo:font-size="8pt" officeooo:rsid="000cf61d" officeooo:paragraph-rsid="009fae7b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3a3ca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fo:font-size="8pt" officeooo:rsid="000cf61d" officeooo:paragraph-rsid="0027e4cc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fo:font-size="8pt" officeooo:rsid="009187f2" officeooo:paragraph-rsid="00a3a3ca" style:font-size-asian="8pt" style:font-size-complex="8pt"/>
    </style:style>
    <style:style style:name="P78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2c4f73" style:font-size-asian="5.25pt" style:font-size-complex="6pt"/>
    </style:style>
    <style:style style:name="P79" style:family="paragraph" style:parent-style-name="Table_20_Contents">
      <style:paragraph-properties fo:line-height="100%" fo:text-align="start" style:justify-single-word="false"/>
      <style:text-properties style:text-position="0% 100%" fo:font-size="8pt" officeooo:rsid="000cf61d" officeooo:paragraph-rsid="0074f9b7" style:font-size-asian="8pt" style:font-size-complex="8pt"/>
    </style:style>
    <style:style style:name="P80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2c4f73" style:font-size-asian="8pt" style:font-weight-asian="normal" style:font-size-complex="8pt" style:font-weight-complex="normal"/>
    </style:style>
    <style:style style:name="P81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2c4f73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size="8pt" officeooo:rsid="000cf61d" officeooo:paragraph-rsid="00958bf7" style:font-size-asian="8pt" style:font-size-complex="8pt"/>
    </style:style>
    <style:style style:name="P83" style:family="paragraph" style:parent-style-name="Standard">
      <style:paragraph-properties fo:text-align="center" style:justify-single-word="false"/>
      <style:text-properties fo:font-size="8pt" officeooo:rsid="009187f2" officeooo:paragraph-rsid="00a3a3ca" style:font-size-asian="8pt" style:font-size-complex="8pt"/>
    </style:style>
    <style:style style:name="P84" style:family="paragraph" style:parent-style-name="Standard">
      <style:paragraph-properties fo:text-align="center" style:justify-single-word="false"/>
      <style:text-properties fo:font-size="8pt" officeooo:rsid="00369424" officeooo:paragraph-rsid="00a3a3ca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fo:font-size="8pt" officeooo:rsid="000cf61d" officeooo:paragraph-rsid="008de604" style:font-size-asian="8pt" style:font-size-complex="8pt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Liberation Serif" fo:font-size="8pt" officeooo:rsid="004b82ae" officeooo:paragraph-rsid="003006ce" fo:background-color="transparent" style:font-size-asian="8pt" style:font-size-complex="8pt"/>
    </style:style>
    <style:style style:name="P87" style:family="paragraph" style:parent-style-name="Standard">
      <style:paragraph-properties fo:line-height="100%" fo:text-align="start" style:justify-single-word="false"/>
      <style:text-properties style:font-name="Liberation Serif" fo:font-size="8pt" officeooo:rsid="004b82ae" officeooo:paragraph-rsid="003006ce" fo:background-color="transparent" style:font-size-asian="8pt" style:font-size-complex="8pt"/>
    </style:style>
    <style:style style:name="P88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9pt" officeooo:rsid="0047fd6f" officeooo:paragraph-rsid="003006ce" fo:background-color="transparent" style:font-size-asian="9pt" style:font-size-complex="9pt"/>
    </style:style>
    <style:style style:name="P89" style:family="paragraph" style:parent-style-name="Standard">
      <style:text-properties officeooo:rsid="008a8b17" officeooo:paragraph-rsid="008a8b17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4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5" style:family="text">
      <style:text-properties style:text-position="0% 100%" officeooo:rsid="0039b38a"/>
    </style:style>
    <style:style style:name="T6" style:family="text">
      <style:text-properties officeooo:rsid="008b8625"/>
    </style:style>
    <style:style style:name="T7" style:family="text">
      <style:text-properties fo:font-family="'Linux Biolinum G'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8a8b17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loext:opacity="100%" fo:letter-spacing="normal" fo:font-style="normal" officeooo:rsid="008b8625"/>
    </style:style>
    <style:style style:name="T11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 style:font-size-asian="8.75pt"/>
    </style:style>
    <style:style style:name="T12" style:family="text">
      <style:text-properties fo:color="#000000" loext:opacity="100%" fo:background-color="transparent" loext:char-shading-value="0"/>
    </style:style>
    <style:style style:name="T13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15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16" style:family="text">
      <style:text-properties fo:color="#000000" loext:opacity="100%"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17" style:family="text">
      <style:text-properties fo:color="#000000" loext:opacity="100%"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18" style:family="text">
      <style:text-properties fo:color="#000000" loext:opacity="100%"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19" style:family="text">
      <style:text-properties fo:color="#000000" loext:opacity="100%"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b1423" style:font-size-asian="10pt" style:font-weight-asian="bold" style:font-size-complex="10pt" style:font-weight-complex="bold"/>
    </style:style>
    <style:style style:name="T22" style:family="text">
      <style:text-properties fo:font-size="10pt" officeooo:rsid="001bd869" style:font-size-asian="8.75pt" style:font-size-complex="10pt"/>
    </style:style>
    <style:style style:name="T23" style:family="text">
      <style:text-properties fo:font-size="10pt" officeooo:rsid="003bc75f" style:font-size-asian="8.75pt" style:font-size-complex="10pt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4768a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de604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d4c0" style:font-size-asian="8.75pt" style:font-weight-asian="bold" style:font-size-complex="10pt" style:font-weight-complex="bold"/>
    </style:style>
    <style:style style:name="T28" style:family="text">
      <style:text-properties fo:font-weight="bold" officeooo:rsid="003bc75f" style:font-weight-asian="bold" style:font-weight-complex="bold"/>
    </style:style>
    <style:style style:name="T29" style:family="text">
      <style:text-properties style:font-name="Liberation Serif1" fo:font-size="10pt" fo:font-weight="normal" officeooo:rsid="002fa439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4f772" style:font-size-asian="10pt" style:font-weight-asian="bold" style:font-size-complex="10pt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8625" style:font-size-asian="10pt" style:font-weight-asian="bold" style:font-size-complex="10pt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 loext:padding="0cm" loext:border="none"/>
    </style:style>
    <style:style style:name="T33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4" style:family="text">
      <style:text-properties style:font-name="Liberation Serif1" fo:font-size="10pt" fo:font-weight="normal" officeooo:rsid="00906d59" style:font-size-asian="8.75pt" style:font-weight-asian="normal" style:font-size-complex="10pt" style:font-weight-complex="normal"/>
    </style:style>
    <style:style style:name="T35" style:family="text">
      <style:text-properties style:font-name="Liberation Serif1" fo:font-size="10pt" fo:font-weight="bold" officeooo:rsid="0076eb2e" style:font-size-asian="8.75pt" style:font-weight-asian="bold" style:font-size-complex="10pt" style:font-weight-complex="bold"/>
    </style:style>
    <style:style style:name="T36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37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8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39" style:family="text">
      <style:text-properties style:font-name="Liberation Serif1" fo:font-size="10pt" fo:font-weight="normal" officeooo:rsid="0074f9b7" style:font-size-asian="8.75pt" style:font-weight-asian="normal" style:font-size-complex="10pt" style:font-weight-complex="normal"/>
    </style:style>
    <style:style style:name="T40" style:family="text">
      <style:text-properties fo:color="#000000" loext:opacity="100%" fo:font-size="8pt" style:font-size-asian="8pt" style:font-size-complex="8pt"/>
    </style:style>
    <style:style style:name="T41" style:family="text">
      <style:text-properties fo:color="#000000" loext:opacity="100%"/>
    </style:style>
    <style:style style:name="T42" style:family="text">
      <style:text-properties style:font-name="Liberation Serif1" officeooo:rsid="007637ce"/>
    </style:style>
    <style:style style:name="T43" style:family="text">
      <style:text-properties style:font-name="Liberation Serif1"/>
    </style:style>
    <style:style style:name="T44" style:family="text">
      <style:text-properties officeooo:rsid="00987dda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8cf68e"/>
    </style:style>
    <style:style style:name="T46" style:family="text">
      <style:text-properties fo:font-variant="normal" fo:text-transform="none" fo:color="#000000" loext:opacity="100%" fo:letter-spacing="normal" fo:font-style="normal" fo:font-weight="normal"/>
    </style:style>
    <style:style style:name="T47" style:family="text">
      <style:text-properties officeooo:rsid="00995fea"/>
    </style:style>
    <style:style style:name="T48" style:family="text">
      <style:text-properties style:font-name="Liberation Serif1" officeooo:rsid="008cf68e"/>
    </style:style>
    <style:style style:name="T49" style:family="text">
      <style:text-properties style:font-name="Liberation Serif1" officeooo:rsid="00995fea"/>
    </style:style>
    <style:style style:name="T50" style:family="text">
      <style:text-properties officeooo:rsid="008cf68e"/>
    </style:style>
    <style:style style:name="T51" style:family="text">
      <style:text-properties officeooo:rsid="0086279b" loext:padding="0cm" loext:border="none"/>
    </style:style>
    <style:style style:name="T52" style:family="text">
      <style:text-properties loext:padding="0cm" loext:border="none"/>
    </style:style>
    <style:style style:name="T53" style:family="text">
      <style:text-properties officeooo:rsid="00995fea" loext:padding="0cm" loext:border="none"/>
    </style:style>
    <style:style style:name="T54" style:family="text">
      <style:text-properties officeooo:rsid="0025eb9b"/>
    </style:style>
    <style:style style:name="T55" style:family="text">
      <style:text-properties officeooo:rsid="000b2db7"/>
    </style:style>
    <style:style style:name="T56" style:family="text">
      <style:text-properties style:text-position="sub 58%" officeooo:rsid="000b2db7"/>
    </style:style>
    <style:style style:name="T57" style:family="text">
      <style:text-properties style:text-position="0% 100%" officeooo:rsid="0025eb9b"/>
    </style:style>
    <style:style style:name="T58" style:family="text">
      <style:text-properties style:text-position="0% 100%" officeooo:rsid="000b2db7"/>
    </style:style>
    <style:style style:name="T59" style:family="text">
      <style:text-properties style:text-position="sub 58%"/>
    </style:style>
    <style:style style:name="T60" style:family="text">
      <style:text-properties fo:font-size="8pt" officeooo:rsid="0086bb75" style:font-size-asian="8pt" style:font-size-complex="8pt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officeooo:rsid="00995fea" style:font-size-asian="8pt" style:font-size-complex="8pt"/>
    </style:style>
    <style:style style:name="T63" style:family="text">
      <style:text-properties fo:font-size="8pt" officeooo:rsid="00428fd7" style:font-size-asian="8pt" style:font-size-complex="8pt"/>
    </style:style>
    <style:style style:name="T64" style:family="text">
      <style:text-properties fo:font-size="8pt" officeooo:rsid="002c4f73" style:font-size-asian="8pt" style:font-size-complex="8pt"/>
    </style:style>
    <style:style style:name="T65" style:family="text">
      <style:text-properties fo:font-size="8pt" officeooo:rsid="00428fd7" fo:background-color="transparent" loext:char-shading-value="0" style:font-size-asian="8pt" style:font-size-complex="8pt"/>
    </style:style>
    <style:style style:name="T66" style:family="text">
      <style:text-properties fo:font-size="8pt" officeooo:rsid="008ee9eb" fo:background-color="transparent" loext:char-shading-value="0" style:font-size-asian="8pt" style:font-size-complex="8pt"/>
    </style:style>
    <style:style style:name="T67" style:family="text">
      <style:text-properties fo:font-size="8pt" officeooo:rsid="0099738a" fo:background-color="transparent" loext:char-shading-value="0" style:font-size-asian="8pt" style:font-size-complex="8pt"/>
    </style:style>
    <style:style style:name="T68" style:family="text">
      <style:text-properties fo:font-size="8pt" officeooo:rsid="00958bf7" fo:background-color="transparent" loext:char-shading-value="0" style:font-size-asian="8pt" style:font-size-complex="8pt"/>
    </style:style>
    <style:style style:name="T69" style:family="text">
      <style:text-properties officeooo:rsid="002c4f73"/>
    </style:style>
    <style:style style:name="T70" style:family="text">
      <style:text-properties style:text-position="0% 100%"/>
    </style:style>
    <style:style style:name="T71" style:family="text">
      <style:text-properties officeooo:rsid="00408212"/>
    </style:style>
    <style:style style:name="T72" style:family="text">
      <style:text-properties fo:background-color="#ffffff" loext:char-shading-value="0"/>
    </style:style>
    <style:style style:name="T73" style:family="text">
      <style:text-properties fo:font-weight="bold" officeooo:rsid="00408212" fo:background-color="#ffffff" loext:char-shading-value="0" style:font-weight-asian="bold" style:font-weight-complex="bold"/>
    </style:style>
    <style:style style:name="T74" style:family="text">
      <style:text-properties officeooo:rsid="00440b42" fo:background-color="#ffffff" loext:char-shading-value="0"/>
    </style:style>
    <style:style style:name="T75" style:family="text">
      <style:text-properties fo:font-size="8pt" officeooo:rsid="004b82ae" style:font-size-asian="8pt" style:font-size-complex="8pt"/>
    </style:style>
    <style:style style:name="T76" style:family="text">
      <style:text-properties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77" style:family="text">
      <style:text-properties fo:font-size="8pt" officeooo:rsid="004b82ae" fo:background-color="#ffffff" loext:char-shading-value="0" style:font-size-asian="8pt" style:font-size-complex="8pt"/>
    </style:style>
    <style:style style:name="T78" style:family="text">
      <style:text-properties officeooo:rsid="004b82ae" fo:background-color="#ffffff" loext:char-shading-value="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Bemerkungen:</text:span></text:p>
            <text:p text:style-name="P5">-</text:p>
            <text:p text:style-name="P5">-</text:p>
            <text:p text:style-name="P5">-</text:p>
            <text:p text:style-name="P5">-</text:p>
            <text:p text:style-name="P6">-</text:p>
            <text:p text:style-name="P7">Alternative Typen:</text:p>
            <text:p text:style-name="P8">-</text:p>
            <text:p text:style-name="P8">-</text:p>
            <text:p text:style-name="P8">-</text:p>
            <text:p text:style-name="P9">-</text:p>
            <text:p text:style-name="P10"><text:span text:style-name="T3">51. <text:s text:c="2"/>Befreiungen</text:span><text:span text:style-name="T4">:</text:span><text:span text:style-name="T5"> <text:s text:c="5"/></text:span></text:p>
            <text:p text:style-name="P11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CdS-<text:span text:style-name="T6">****</text:span>/0<text:span text:style-name="T6">*</text:span></text:p>
          </table:table-cell>
          <table:table-cell table:style-name="Tabella1.B1" office:value-type="string">
            <text:p text:style-name="P14"><text:span text:style-name="T7"><text:s text:c="2"/></text:span><text:span text:style-name="T8">CdS</text:span><text:span text:style-name="T9"> – DATA SHEET </text:span></text:p>
            <text:p text:style-name="P15"><text:s text:c="3"/>für komplette Fahrzeuge.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6"/>
                  <text:p text:style-name="P16"/>
                  <text:p text:style-name="P16">0.1. <text:s/>Machen:</text:p>
                  <text:p text:style-name="P17"/>
                  <text:p text:style-name="P16">0.2. <text:s text:c="2"/>Typ:</text:p>
                  <text:p text:style-name="P17"/>
                  <text:p text:style-name="P16"><text:s text:c="9"/>Variante:</text:p>
                  <text:p text:style-name="P17"/>
                  <text:p text:style-name="P16"><text:s text:c="9"/>Ausführung:</text:p>
                  <text:p text:style-name="P16"/>
                  <text:p text:style-name="P16">0.2.1. Handelsname(n):</text:p>
                  <text:p text:style-name="P17"/>
                  <text:p text:style-name="P16">0.4. <text:s/>Kategorie:</text:p>
                  <text:p text:style-name="P17"/>
                  <text:p text:style-name="P16">0.5. <text:s/>Name und Anschrift des Herstellers</text:p>
                  <text:p text:style-name="P16"><text:s text:c="8"/>des Basisfahrzeugs:</text:p>
                  <text:p text:style-name="P17"/>
                  <text:p text:style-name="P16">0.6. <text:s/>Herstelleradresse:</text:p>
                </table:table-cell>
                <table:table-cell table:style-name="Tabella2.A1" office:value-type="string">
                  <text:p text:style-name="P18"/>
                  <text:p text:style-name="P18"/>
                  <text:p text:style-name="P19"><text:span text:style-name="T10">COMPLETE</text:span></text:p>
                  <text:p text:style-name="P20"/>
                  <text:p text:style-name="P19"><text:span text:style-name="T10">COMPLETE</text:span></text:p>
                  <text:p text:style-name="P21"/>
                  <text:p text:style-name="P19"><text:span text:style-name="T10">COMPLETE</text:span></text:p>
                  <text:p text:style-name="P21"/>
                  <text:p text:style-name="P19"><text:span text:style-name="T10">COMPLETE</text:span></text:p>
                  <text:p text:style-name="P22"/>
                  <text:p text:style-name="P19"><text:span text:style-name="T10">COMPLETE</text:span></text:p>
                  <text:p text:style-name="P21"/>
                  <text:p text:style-name="P19"><text:span text:style-name="T10">COMPLETE</text:span></text:p>
                  <text:p text:style-name="P21"/>
                  <text:p text:style-name="P23"><text:span text:style-name="T11">COMPLETE</text:span><text:span text:style-name="T12"><text:line-break/> </text:span></text:p>
                </table:table-cell>
              </table:table-row>
            </table:table>
            <text:p text:style-name="P24"><text:span text:style-name="T13"><text:s text:c="2"/></text:span><text:span text:style-name="T14"><text:s text:c="6"/></text:span><text:span text:style-name="T15"><text:s text:c="10"/></text:span><text:span text:style-name="Fuente_20_de_20_párrafo_20_predeter."><text:span text:style-name="T16"><text:s text:c="4"/></text:span></text:span><text:span text:style-name="Fuente_20_de_20_párrafo_20_predeter."><text:span text:style-name="T17">COMPLETE</text:span></text:span><text:span text:style-name="Fuente_20_de_20_párrafo_20_predeter."><text:span text:style-name="T18"><text:line-break/></text:span></text:span><text:span text:style-name="Fuente_20_de_20_párrafo_20_predeter."><text:span text:style-name="T19"> <text:s text:c="20"/></text:span></text:span><text:span text:style-name="Fuente_20_de_20_párrafo_20_predeter."><text:span text:style-name="T17">COMPLETE</text:span></text:span></text:p>
            <text:p text:style-name="P24"><text:span text:style-name="Fuente_20_de_20_párrafo_20_predeter."><text:span text:style-name="T20"><text:s text:c="21"/>COMPLETE</text:span></text:span></text:p>
            <text:p text:style-name="P25"><text:span text:style-name="Fuente_20_de_20_párrafo_20_predeter."><text:span text:style-name="T21"/></text:span></text:p>
            <text:p text:style-name="P26"><text:span text:style-name="T22"><text:s text:c="3"/>Fahrzeug-Identifizierungsnummer: </text:span><text:span text:style-name="T23"><text:s text:c="3"/></text:span><text:span text:style-name="T20">COMPLETE</text:span><text:span text:style-name="T24"> </text:span><text:span text:style-name="T25"><text:s text:c="3"/></text:span><text:span text:style-name="T26"><text:s/></text:span><text:span text:style-name="T25"><text:s/></text:span><text:span text:style-name="T27"><text:s/></text:span><text:span text:style-name="T25"><text:s text:c="7"/></text:span><text:span text:style-name="T28"><text:s/></text:span></text:p>
            <text:p text:style-name="P27"><text:span text:style-name="T22"><text:s text:c="3"/></text:span><text:span text:style-name="T29">Ort der Fahrzeug-Identifizierungsnummer:</text:span><text:span text:style-name="T30"> </text:span><text:span text:style-name="T31"><text:s/></text:span><text:span text:style-name="T32">COMPLETE</text:span></text:p>
            <text:p text:style-name="Standard"/>
            <text:p text:style-name="P28"><text:span text:style-name="T33"><text:s text:c="3"/>mit der Implikation <text:s/></text:span><text:span text:style-name="T20">COMPLETE</text:span><text:span text:style-name="T34"> </text:span><text:span text:style-name="T33"><text:s/>gegeben auf </text:span><text:span text:style-name="T35"><text:s/></text:span><text:span text:style-name="T36">COMPLETE</text:span></text:p>
            <text:p text:style-name="P29"><text:s text:c="3"/>Art in jeder Hinsicht beschrieben.</text:p>
            <text:p text:style-name="P30"><text:s text:c="3"/></text:p>
            <text:p text:style-name="P29"/>
            <text:p text:style-name="P24"><draw:frame draw:style-name="fr1" draw:name="Marco2" text:anchor-type="paragraph" svg:x="0.88cm" svg:y="0.307cm" svg:width="3.752cm" draw:z-index="0"><draw:text-box fo:min-height="3.482cm"><text:p text:style-name="Frame_20_contents"/></draw:text-box></draw:frame><text:span text:style-name="T37"><text:s text:c="28"/></text:span><text:span text:style-name="T38"><text:s text:c="82"/></text:span><text:span text:style-name="T37"><text:s/>Dat</text:span><text:span text:style-name="T39">um</text:span><text:span text:style-name="T37">: </text:span><text:span text:style-name="T36">COMPLETE</text:span></text:p>
            <text:p text:style-name="P29"/>
            <text:p text:style-name="P29"/>
            <text:p text:style-name="P31"/>
          </table:table-cell>
        </table:table-row>
      </table:table>
      <text:p text:style-name="P32"><text:s text:c="228"/>Die Daten zu diesem Dokument stammen aus einer Datenbanksuche. Die Angaben können vom Fahrzeugzustand abweichen. </text:p>
      <text:p text:style-name="P32"><text:s text:c="228"/>Es wurde keine physische Inspektion des Fahrzeugs durchgeführt.</text:p>
      <text:p text:style-name="P33"/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34"/>
            <table:table table:name="Tabella4" table:style-name="Tabella4">
              <table:table-column table:style-name="Tabella4.A"/>
              <table:table-column table:style-name="Tabella4.B"/>
              <table:table-row table:style-name="Tabella4.1">
                <table:table-cell table:style-name="Tabella4.A1" office:value-type="string">
                  <text:p text:style-name="P35">1. Anzahl Achsen / Räder:</text:p>
                  <text:p text:style-name="P35"/>
                  <text:p text:style-name="P35">2. Angetriebene Achsen:</text:p>
                  <text:p text:style-name="P35"/>
                  <text:p text:style-name="P35">3. Radstand: (mm)</text:p>
                  <text:p text:style-name="P35"/>
                  <text:p text:style-name="P35">5. Spurweite der Achse(n) – 1/ 2: (mm)</text:p>
                  <text:p text:style-name="P35"/>
                  <text:p text:style-name="P35">6.1. Länge: (mm)</text:p>
                  <text:p text:style-name="P35"/>
                  <text:p text:style-name="P35">7.1. Breite: (mm)</text:p>
                  <text:p text:style-name="P35"/>
                  <text:p text:style-name="P35">8. <text:s text:c="3"/>Höhe: (mm)</text:p>
                  <text:p text:style-name="P35"/>
                  <text:p text:style-name="P35">11. <text:s text:c="2"/>Hinterer Überhang: (mm)</text:p>
                  <text:p text:style-name="P35"/>
                  <text:p text:style-name="P35">12.1. Masse des Fahrzeugs mit Aufbau in fahrbereitem Zustand: (kg)</text:p>
                  <text:p text:style-name="P35"/>
                  <text:p text:style-name="P35">14.1. Technisch zulässige Gesamtmasse im beladenen Zustand: (kg)</text:p>
                  <text:p text:style-name="P35"/>
                  <text:p text:style-name="P35">14.2. Verteilung dieser Masse auf die Achsen – 1 / 2:(kg)</text:p>
                  <text:p text:style-name="P35"/>
                  <text:p text:style-name="P35">14.3. Technisch zul. max. Masse auf jeder Achse – 1 / 2:(kg)</text:p>
                  <text:p text:style-name="P35"/>
                  <text:p text:style-name="P35">16. Maximal zulässige Dachlast: (kg)</text:p>
                  <text:p text:style-name="P35"/>
                  <text:p text:style-name="P35">17. Höchstmasse des Anhängers – gebremst / ungebremst: (kg)</text:p>
                  <text:p text:style-name="P35"/>
                  <text:p text:style-name="P35">18. Maximale Masse der Kombination: (kg)</text:p>
                  <text:p text:style-name="P35"/>
                  <text:p text:style-name="P35">19.1. Maximale Stützlast am Kupplungspunkt für einen Anhänger: (kg)</text:p>
                  <text:p text:style-name="P35"/>
                  <text:p text:style-name="P35">20. Motorenhersteller:</text:p>
                  <text:p text:style-name="P35"/>
                  <text:p text:style-name="P35">21. Motorcode wie auf dem Motor angegeben:</text:p>
                  <text:p text:style-name="P35"/>
                  <text:p text:style-name="P35">22. Arbeitsprinzip:</text:p>
                  <text:p text:style-name="P35"/>
                  <text:p text:style-name="P35">22.1. Direkte Injektion:</text:p>
                  <text:p text:style-name="P35"/>
                  <text:p text:style-name="P35">23. Rein elektrisch:</text:p>
                  <text:p text:style-name="P35"/>
                  <text:p text:style-name="P35">23.1 Hybrid [Elektro] Fahrzeug:</text:p>
                  <text:p text:style-name="P35"/>
                  <text:p text:style-name="P35">24. Anzahl und Anordnung der Zylinder:</text:p>
                  <text:p text:style-name="P35"/>
                  <text:p text:style-name="P35">25. Kapazität: (cm3)</text:p>
                  <text:p text:style-name="P35"/>
                  <text:p text:style-name="P35">26. Kraftstoff:</text:p>
                  <text:p text:style-name="P35"/>
                  <text:p text:style-name="P35">27. Maximale Nettoleistung: (kW/min -1)</text:p>
                  <text:p text:style-name="P35"/>
                  <text:p text:style-name="P35">28. Kupplung (Typ):</text:p>
                  <text:p text:style-name="P35"/>
                  <text:p text:style-name="P35">29. Getriebe (Typ):</text:p>
                  <text:p text:style-name="P35"/>
                  <text:p text:style-name="P35">29.1. Gang:</text:p>
                </table:table-cell>
                <table:table-cell table:style-name="Tabella4.A1" office:value-type="string">
                  <text:p text:style-name="P36" loext:marker-style-name="T40"><text:span text:style-name="T41">{{B1}}</text:span></text:p>
                  <text:p text:style-name="P37"/>
                  <text:p text:style-name="P38">{{B2}}</text:p>
                  <text:p text:style-name="P39" loext:marker-style-name="T40"/>
                  <text:p text:style-name="P36" loext:marker-style-name="T40"><text:span text:style-name="T41">{{B3}} <text:s text:c="11"/></text:span></text:p>
                  <text:p text:style-name="P39" loext:marker-style-name="T40"/>
                  <text:p text:style-name="P36" loext:marker-style-name="T40"><text:span text:style-name="T41">{{B4}}</text:span></text:p>
                  <text:p text:style-name="P39" loext:marker-style-name="T40"/>
                  <text:p text:style-name="P36" loext:marker-style-name="T40"><text:span text:style-name="T41">{{B5}}</text:span></text:p>
                  <text:p text:style-name="P39" loext:marker-style-name="T40"/>
                  <text:p text:style-name="P36" loext:marker-style-name="T40"><text:span text:style-name="T41">{{B6}}</text:span></text:p>
                  <text:p text:style-name="P39" loext:marker-style-name="T40"/>
                  <text:p text:style-name="P36" loext:marker-style-name="T40"><text:span text:style-name="T41">{{B7}}</text:span></text:p>
                  <text:p text:style-name="P39" loext:marker-style-name="T40"/>
                  <text:p text:style-name="P36" loext:marker-style-name="T40"><text:span text:style-name="T41">{{B8}}</text:span></text:p>
                  <text:p text:style-name="P39" loext:marker-style-name="T40"/>
                  <text:p text:style-name="P36" loext:marker-style-name="T40"><text:span text:style-name="T41">{{B9}}</text:span></text:p>
                  <text:p text:style-name="P39" loext:marker-style-name="T40"/>
                  <text:p text:style-name="P36" loext:marker-style-name="T40"><text:span text:style-name="T41">{{B10}}</text:span></text:p>
                  <text:p text:style-name="P39" loext:marker-style-name="T40"/>
                  <text:p text:style-name="P36" loext:marker-style-name="T40"><text:span text:style-name="T41">{{B11}}</text:span></text:p>
                  <text:p text:style-name="P39" loext:marker-style-name="T40"/>
                  <text:p text:style-name="P36" loext:marker-style-name="T40"><text:span text:style-name="T41">{{B12}}</text:span></text:p>
                  <text:p text:style-name="P39" loext:marker-style-name="T40"/>
                  <text:p text:style-name="P36" loext:marker-style-name="T40"><text:span text:style-name="T41">{{B13}}</text:span></text:p>
                  <text:p text:style-name="P39" loext:marker-style-name="T40"/>
                  <text:p text:style-name="P36" loext:marker-style-name="T40"><text:span text:style-name="T41">{{B14}}</text:span></text:p>
                  <text:p text:style-name="P39" loext:marker-style-name="T40"/>
                  <text:p text:style-name="P36" loext:marker-style-name="T40"><text:span text:style-name="T41">{{B15}}</text:span></text:p>
                  <text:p text:style-name="P39" loext:marker-style-name="T40"/>
                  <text:p text:style-name="P36" loext:marker-style-name="T40"><text:span text:style-name="T41">{{B16}}</text:span></text:p>
                  <text:p text:style-name="P39" loext:marker-style-name="T40"/>
                  <text:p text:style-name="P36" loext:marker-style-name="T40"><text:span text:style-name="T41">{{B17}}</text:span></text:p>
                  <text:p text:style-name="P39" loext:marker-style-name="T40"/>
                  <text:p text:style-name="P36" loext:marker-style-name="T40"><text:span text:style-name="T41">{{B18}}</text:span></text:p>
                  <text:p text:style-name="P39" loext:marker-style-name="T40"/>
                  <text:p text:style-name="P40" loext:marker-style-name="T40"><text:span text:style-name="T41">{{B19}}</text:span></text:p>
                  <text:p text:style-name="P39" loext:marker-style-name="T40"/>
                  <text:p text:style-name="P40" loext:marker-style-name="T40"><text:span text:style-name="T41">{{B20}}</text:span></text:p>
                  <text:p text:style-name="P39" loext:marker-style-name="T40"/>
                  <text:p text:style-name="P40" loext:marker-style-name="T40"><text:span text:style-name="T41">{{B21}}</text:span></text:p>
                  <text:p text:style-name="P39" loext:marker-style-name="T40"/>
                  <text:p text:style-name="P40" loext:marker-style-name="T40"><text:span text:style-name="T41">{{B22}}</text:span></text:p>
                  <text:p text:style-name="P39" loext:marker-style-name="T40"/>
                  <text:p text:style-name="P36" loext:marker-style-name="T40"><text:span text:style-name="T41">{{B23}}</text:span></text:p>
                  <text:p text:style-name="P39" loext:marker-style-name="T40"/>
                  <text:p text:style-name="P36" loext:marker-style-name="T40"><text:span text:style-name="T41">{{B24}}</text:span></text:p>
                  <text:p text:style-name="P39" loext:marker-style-name="T40"/>
                  <text:p text:style-name="P36" loext:marker-style-name="T40"><text:span text:style-name="T41">{{B25}}</text:span></text:p>
                  <text:p text:style-name="P39" loext:marker-style-name="T40"/>
                  <text:p text:style-name="P36" loext:marker-style-name="T40"><text:span text:style-name="T41">{{B26}}</text:span></text:p>
                  <text:p text:style-name="P39" loext:marker-style-name="T40"/>
                  <text:p text:style-name="P36" loext:marker-style-name="T40"><text:span text:style-name="T41">{{B27}}</text:span></text:p>
                  <text:p text:style-name="P39" loext:marker-style-name="T40"/>
                  <text:p text:style-name="P36" loext:marker-style-name="T40"><text:span text:style-name="T41">{{B28}}</text:span></text:p>
                  <text:p text:style-name="P39" loext:marker-style-name="T40"/>
                  <text:p text:style-name="P36" loext:marker-style-name="T40"><text:span text:style-name="T41">{{B29}}</text:span></text:p>
                </table:table-cell>
              </table:table-row>
            </table:table>
            <text:p text:style-name="P41"/>
          </table:table-cell>
          <table:table-cell table:style-name="Tabella3.B1" office:value-type="string">
            <text:p text:style-name="P42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43">30. <text:s text:c="2"/>Achsübersetzung:</text:p>
                  <text:p text:style-name="P43"/>
                  <text:p text:style-name="P43">32. <text:s text:c="2"/>Reifen und Räder:</text:p>
                  <text:p text:style-name="P43"><text:s text:c="14"/>Reifen auf Rädern 1:</text:p>
                  <text:p text:style-name="P43"><text:s text:c="14"/>Reifen auf Rädern 2:</text:p>
                  <text:p text:style-name="P43"/>
                  <text:p text:style-name="P43">34. <text:s text:c="3"/>Steuerung, Art der Unterstützung:</text:p>
                  <text:p text:style-name="P43"/>
                  <text:p text:style-name="P43">35. <text:s text:c="3"/>Kurzbeschreibung des Bremssystems:</text:p>
                  <text:p text:style-name="P43"/>
                  <text:p text:style-name="P43"/>
                  <text:p text:style-name="P43"/>
                  <text:p text:style-name="P43">37. <text:s text:c="2"/>Körpertyp:</text:p>
                  <text:p text:style-name="P43"/>
                  <text:p text:style-name="P43">38. <text:s text:c="2"/>Fahrzeugfarbe:</text:p>
                  <text:p text:style-name="P43"/>
                  <text:p text:style-name="P43">41. <text:s text:c="2"/>Anzahl und Anordnung der Türen:</text:p>
                  <text:p text:style-name="P43"/>
                  <text:p text:style-name="P43">42.1. Anzahl und Position der Sitze:</text:p>
                  <text:p text:style-name="P43"/>
                  <text:p text:style-name="P43">43.1. EG-Typgenehmigungszeichen des Kopplungsgeräts</text:p>
                  <text:p text:style-name="P43"><text:s text:c="9"/>falls vorhanden:</text:p>
                  <text:p text:style-name="P43"/>
                  <text:p text:style-name="P43">44. Höchstgeschwindigkeit: (km/h)</text:p>
                  <text:p text:style-name="P43"/>
                  <text:p text:style-name="P43">45. <text:s text:c="2"/>Schallpegel:</text:p>
                  <text:p text:style-name="P43"><text:s text:c="10"/>Stand (dB(A)) bei Motordrehzahl (min-1)</text:p>
                  <text:p text:style-name="P43"><text:s text:c="10"/>Vorbeifahren (dB(A)):</text:p>
                  <text:p text:style-name="P44"/>
                  <text:p text:style-name="P44">46. <text:s text:c="3"/>Abgasnorm:</text:p>
                  <text:p text:style-name="P43">46.1. Abgas:</text:p>
                </table:table-cell>
                <table:table-cell office:value-type="string">
                  <text:p text:style-name="P45"><text:span text:style-name="T42">{</text:span><text:span text:style-name="T43">{B30}}</text:span></text:p>
                  <text:p text:style-name="P46"/>
                  <text:p text:style-name="P47"/>
                  <text:p text:style-name="P48">COMPLETE</text:p>
                  <text:p text:style-name="P49"><text:span text:style-name="T44">COMPLETE</text:span> <text:s text:c="2"/></text:p>
                  <text:p text:style-name="P50"/>
                  <text:p text:style-name="P47"><text:span text:style-name="T45">COMPLETE (Autodata)</text:span><text:span text:style-name="T46"> </text:span></text:p>
                  <text:p text:style-name="P47"/>
                  <text:p text:style-name="P51">COMPLETE (Autodata) / COMPLETE (Autodata)</text:p>
                  <text:p text:style-name="P51">COMPLETE (Autodata) / COMPLETE (Autodata)</text:p>
                  <text:p text:style-name="P47">ABS </text:p>
                  <text:p text:style-name="P47"/>
                  <text:p text:style-name="P52"><text:span text:style-name="T45">COMPLETE (Autodata)</text:span> </text:p>
                  <text:p text:style-name="P53"/>
                  <text:p text:style-name="P54">COMPLETE (Autodata)</text:p>
                  <text:p text:style-name="P55"/>
                  <text:p text:style-name="P51">COMPLETE (Autodata)</text:p>
                  <text:p text:style-name="P53"/>
                  <text:p text:style-name="P51">COMPLETE (Autodata)</text:p>
                  <text:p text:style-name="P56"/>
                  <text:p text:style-name="P57">{{B3<text:span text:style-name="T47">1</text:span>}}</text:p>
                  <text:p text:style-name="P47"/>
                  <text:p text:style-name="P47"/>
                  <text:p text:style-name="P57">{{B3<text:span text:style-name="T47">2</text:span>}}</text:p>
                  <text:p text:style-name="P47"/>
                  <text:p text:style-name="P47"/>
                  <text:p text:style-name="P58"><text:span text:style-name="T48">{{B3</text:span><text:span text:style-name="T49">3</text:span><text:span text:style-name="T48">}} </text:span></text:p>
                  <text:p text:style-name="P57">{{B34}}</text:p>
                  <text:p text:style-name="P59"/>
                  <text:p text:style-name="P60"><text:span text:style-name="T50">{{B3</text:span><text:span text:style-name="T47">5</text:span><text:span text:style-name="T50">}}</text:span></text:p>
                  <text:p text:style-name="P61"><text:span text:style-name="T51">{</text:span><text:span text:style-name="T52">{B3</text:span><text:span text:style-name="T53">6</text:span><text:span text:style-name="T52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62">CO <text:span text:style-name="T54">(</text:span>g/km<text:span text:style-name="T54">)</text:span>:</text:p>
                  <text:p text:style-name="P62">HC <text:span text:style-name="T54">(</text:span>g/km<text:span text:style-name="T54">)</text:span>:</text:p>
                  <text:p text:style-name="P63"><text:span text:style-name="T55">NO</text:span><text:span text:style-name="T56">X </text:span><text:span text:style-name="T57">(</text:span><text:span text:style-name="T58">g/km</text:span><text:span text:style-name="T57">):</text:span></text:p>
                  <text:p text:style-name="P64">HC+NO<text:span text:style-name="T59">X </text:span><text:span text:style-name="T54">(</text:span>g/km<text:span text:style-name="T54">)</text:span>:</text:p>
                  <text:p text:style-name="P64">k – value <text:span text:style-name="T54">(</text:span>g/km<text:span text:style-name="T54">)</text:span>:</text:p>
                  <text:p text:style-name="P64">Particulates <text:span text:style-name="T54">(</text:span>g/km<text:span text:style-name="T54">):</text:span></text:p>
                </table:table-cell>
                <table:table-cell table:style-name="Tabella6.A1" office:value-type="string">
                  <text:p text:style-name="P65"><text:span text:style-name="T60">{</text:span><text:span text:style-name="T61">{B</text:span><text:span text:style-name="T62">37</text:span><text:span text:style-name="T61">}}</text:span></text:p>
                  <text:p text:style-name="P66">{{B<text:span text:style-name="T47">38</text:span>}}</text:p>
                  <text:p text:style-name="P65"><text:span text:style-name="T61">{</text:span><text:span text:style-name="T60">{</text:span><text:span text:style-name="T61">B</text:span><text:span text:style-name="T62">39</text:span><text:span text:style-name="T61">}}</text:span></text:p>
                  <text:p text:style-name="P65"><text:span text:style-name="T60">{</text:span><text:span text:style-name="T61">{B</text:span><text:span text:style-name="T62">40</text:span><text:span text:style-name="T61">}}</text:span></text:p>
                  <text:p text:style-name="P67">- - - -</text:p>
                  <text:p text:style-name="P66">{{B4<text:span text:style-name="T47">1</text:span>}}</text:p>
                </table:table-cell>
                <table:table-cell table:style-name="Tabella6.A1" office:value-type="string">
                  <text:p text:style-name="P68">- - - - </text:p>
                  <text:p text:style-name="P68">- - - - </text:p>
                  <text:p text:style-name="P68">- - - - </text:p>
                  <text:p text:style-name="P68">- - - - </text:p>
                  <text:p text:style-name="P68">- - - - </text:p>
                  <text:p text:style-name="P68">- - - - </text:p>
                </table:table-cell>
                <table:table-cell table:style-name="Tabella6.A1" office:value-type="string">
                  <text:p text:style-name="P69">- - - - </text:p>
                  <text:p text:style-name="P69">- - - - </text:p>
                  <text:p text:style-name="P69">- - - - </text:p>
                  <text:p text:style-name="P69">- - - - </text:p>
                  <text:p text:style-name="P69">- - - - </text:p>
                  <text:p text:style-name="P69">- - - - </text:p>
                </table:table-cell>
              </table:table-row>
            </table:table>
            <text:p text:style-name="P70"><text:span text:style-name="T63">4</text:span><text:span text:style-name="T64">6</text:span><text:span text:style-name="T63">.</text:span><text:span text:style-name="T64">2</text:span><text:span text:style-name="T63"> <text:s text:c="3"/>Rauch (korrigierter Wert des Absorptionskoeffizienten) <text:s text:c="54"/></text:span><text:span text:style-name="T65"><text:s text:c="15"/></text:span><text:span text:style-name="T66">{{B4</text:span><text:span text:style-name="T67">2</text:span><text:span text:style-name="T66">}}</text:span><text:span text:style-name="T68"> </text:span><text:span text:style-name="T65">m-1</text:span></text:p>
            <text:p text:style-name="P71">4<text:span text:style-name="T69">7</text:span>. CO<text:span text:style-name="T59">2</text:span><text:span text:style-name="T70"> Emissionen/Kraftstoffverbrauch NEFZ-Werte: <text:s text:c="12"/></text:span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office:value-type="string">
                  <text:p text:style-name="P72"/>
                  <text:p text:style-name="P73">städtische Bedingungen:</text:p>
                  <text:p text:style-name="P73">außerstädtische Bedingungen:</text:p>
                  <text:p text:style-name="P73">kombiniert:</text:p>
                </table:table-cell>
                <table:table-cell table:style-name="Tabella7.A1" office:value-type="string">
                  <text:p text:style-name="P74">CO<text:span text:style-name="T59">2</text:span><text:span text:style-name="T70">(g/km)</text:span></text:p>
                  <text:p text:style-name="P75">{{B4<text:span text:style-name="T47">3</text:span>}}</text:p>
                  <text:p text:style-name="P75">{{B4<text:span text:style-name="T47">4</text:span>}}</text:p>
                  <text:p text:style-name="P75">{{B4<text:span text:style-name="T47">5</text:span>}}</text:p>
                </table:table-cell>
                <table:table-cell table:style-name="Tabella7.A1" office:value-type="string">
                  <text:p text:style-name="P76">Kraftstoffverbrauch (l/100km)</text:p>
                  <text:p text:style-name="P77">{{B<text:span text:style-name="T47">46</text:span>}}</text:p>
                  <text:p text:style-name="P77">{{B<text:span text:style-name="T47">47</text:span>}}</text:p>
                  <text:p text:style-name="P77">{{B4<text:span text:style-name="T47">8</text:span>}}</text:p>
                </table:table-cell>
              </table:table-row>
            </table:table>
            <text:p text:style-name="P78"/>
            <text:p text:style-name="P79"><text:span text:style-name="T55">47.1. CO</text:span><text:span text:style-name="T56">2</text:span><text:span text:style-name="T55"> emissions/fuel consumption WLTP values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 table:style-name="Tabella8.1">
                <table:table-cell table:style-name="Tabella8.A1" office:value-type="string">
                  <text:p text:style-name="P80"/>
                  <text:p text:style-name="P81">Niedrig:</text:p>
                  <text:p text:style-name="P81">Mittel</text:p>
                  <text:p text:style-name="P81">Hoch:</text:p>
                  <text:p text:style-name="P81">Maximalwert</text:p>
                  <text:p text:style-name="P81">Kombiniert</text:p>
                  <text:p text:style-name="P81">Gewichtet kombiniert</text:p>
                </table:table-cell>
                <table:table-cell table:style-name="Tabella8.A1" office:value-type="string">
                  <text:p text:style-name="P82">CO<text:span text:style-name="T59">2</text:span><text:span text:style-name="T70">(g/km)</text:span></text:p>
                  <text:p text:style-name="P83">{{B<text:span text:style-name="T47">49</text:span>}}</text:p>
                  <text:p text:style-name="P83">{{B5<text:span text:style-name="T47">0</text:span>}}</text:p>
                  <text:p text:style-name="P83">{{B5<text:span text:style-name="T47">1</text:span>}}</text:p>
                  <text:p text:style-name="P83">{{B5<text:span text:style-name="T47">2</text:span>}}</text:p>
                  <text:p text:style-name="P83">{{B5<text:span text:style-name="T47">3</text:span>}}</text:p>
                  <text:p text:style-name="P84">-</text:p>
                </table:table-cell>
                <table:table-cell table:style-name="Tabella8.A1" office:value-type="string">
                  <text:p text:style-name="P85">Kraftstoffverbrauch (l/100km)</text:p>
                  <text:p text:style-name="P83">{{B5<text:span text:style-name="T47">4</text:span>}}</text:p>
                  <text:p text:style-name="P83">{{B5<text:span text:style-name="T47">5</text:span>}}</text:p>
                  <text:p text:style-name="P83">{{B<text:span text:style-name="T47">56</text:span>}}</text:p>
                  <text:p text:style-name="P83">{{B<text:span text:style-name="T47">57</text:span>}}</text:p>
                  <text:p text:style-name="P83">{{B5<text:span text:style-name="T47">8</text:span>}}</text:p>
                  <text:p text:style-name="P84">-</text:p>
                </table:table-cell>
              </table:table-row>
            </table:table>
            <text:p text:style-name="P86"><text:span text:style-name="T71">47.2</text:span>. Reine Elektrofahrzeuge und extern aufladbare Hybrid-Elektrofahrzeuge:</text:p>
            <text:p text:style-name="P87">Stromverbrauch gewichtet/kombiniert <text:span text:style-name="T72"><text:s/></text:span><text:span text:style-name="T73"><text:s text:c="7"/>- <text:s/></text:span><text:span text:style-name="T74"><text:s/></text:span><text:span text:style-name="T72">Wh/km</text:span></text:p>
            <text:p text:style-name="P88"><text:span text:style-name="T75"><text:s/>Elektrische Reichweite <text:s text:c="30"/></text:span><text:span text:style-name="T76"><text:s/>- </text:span><text:span text:style-name="T77"><text:s text:c="3"/>km</text:span><text:span text:style-name="T78"> <text:s/></text:span>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3-12T11:29:21.966750200</dc:date>
    <meta:editing-duration>PT17H30M25S</meta:editing-duration>
    <meta:editing-cycles>96</meta:editing-cycles>
    <meta:generator>LibreOffice/25.2.1.2$Windows_X86_64 LibreOffice_project/d3abf4aee5fd705e4a92bba33a32f40bc4e56f49</meta:generator>
    <meta:print-date>2019-11-04T09:43:33.960000000</meta:print-date>
    <meta:document-statistic meta:table-count="8" meta:image-count="0" meta:object-count="0" meta:page-count="2" meta:paragraph-count="197" meta:word-count="497" meta:character-count="4362" meta:non-whitespace-character-count="3083"/>
  </office:meta>
</office:document-meta>
</file>